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9313in" fo:margin-left="-0.4917in" table:align="left"/>
    </style:style>
    <style:style style:name="Table1.A" style:family="table-column">
      <style:table-column-properties style:column-width="2.6833in"/>
    </style:style>
    <style:style style:name="Table1.B" style:family="table-column">
      <style:table-column-properties style:column-width="2.6951in"/>
    </style:style>
    <style:style style:name="Table1.C" style:family="table-column">
      <style:table-column-properties style:column-width="1.3708in"/>
    </style:style>
    <style:style style:name="Table1.D" style:family="table-column">
      <style:table-column-properties style:column-width="1.181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8924" officeooo:paragraph-rsid="001c8924"/>
    </style:style>
    <style:style style:name="P2" style:family="paragraph" style:parent-style-name="Table_20_Contents">
      <style:text-properties officeooo:rsid="001c8924" officeooo:paragraph-rsid="001c8924"/>
    </style:style>
    <style:style style:name="P3" style:family="paragraph" style:parent-style-name="Table_20_Contents">
      <style:text-properties officeooo:rsid="001c8924" officeooo:paragraph-rsid="001fdb35"/>
    </style:style>
    <style:style style:name="P4" style:family="paragraph" style:parent-style-name="Table_20_Contents">
      <style:text-properties officeooo:rsid="001c8924" officeooo:paragraph-rsid="0021cee7"/>
    </style:style>
    <style:style style:name="P5" style:family="paragraph" style:parent-style-name="Table_20_Contents">
      <style:text-properties officeooo:rsid="001c8924" officeooo:paragraph-rsid="0021d2f6"/>
    </style:style>
    <style:style style:name="P6" style:family="paragraph" style:parent-style-name="Table_20_Contents">
      <style:text-properties officeooo:rsid="001c8924" officeooo:paragraph-rsid="0022130e"/>
    </style:style>
    <style:style style:name="P7" style:family="paragraph" style:parent-style-name="Table_20_Contents">
      <style:text-properties officeooo:rsid="001c8924" officeooo:paragraph-rsid="002260d2"/>
    </style:style>
    <style:style style:name="P8" style:family="paragraph" style:parent-style-name="Table_20_Contents">
      <style:text-properties officeooo:rsid="001c8924" officeooo:paragraph-rsid="00244c0a"/>
    </style:style>
    <style:style style:name="P9" style:family="paragraph" style:parent-style-name="Table_20_Contents">
      <style:text-properties fo:font-weight="bold" officeooo:rsid="001c8924" officeooo:paragraph-rsid="0021cee7" style:font-weight-asian="bold" style:font-weight-complex="bold"/>
    </style:style>
    <style:style style:name="P10" style:family="paragraph" style:parent-style-name="Table_20_Contents">
      <style:text-properties fo:font-weight="bold" officeooo:rsid="001c8924" officeooo:paragraph-rsid="0025b985" style:font-weight-asian="bold" style:font-weight-complex="bold"/>
    </style:style>
    <style:style style:name="T1" style:family="text">
      <style:text-properties officeooo:rsid="001e7d61"/>
    </style:style>
    <style:style style:name="T2" style:family="text">
      <style:text-properties officeooo:rsid="0021cee7"/>
    </style:style>
    <style:style style:name="T3" style:family="text">
      <style:text-properties officeooo:rsid="0025b9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דוגמאת הרצה לטסט:<text:lin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prep by user:</text:p>
            <text:p text:style-name="P2">K1,v1 <text:line-break/>string ,string <text:line-break/>word, file name</text:p>
          </table:table-cell>
          <table:table-cell table:style-name="Table1.A1" office:value-type="string">
            <text:p text:style-name="P2">Map </text:p>
            <text:p text:style-name="P2">k2 v2 <text:line-break/>string int<text:line-break/>word apperance</text:p>
          </table:table-cell>
          <table:table-cell table:style-name="Table1.A1" office:value-type="string">
            <text:p text:style-name="P2">Shuffle</text:p>
            <text:p text:style-name="P2">k2 v2[list]</text:p>
            <text:p text:style-name="P2">string int[]</text:p>
            <text:p text:style-name="P2">word total Apperance</text:p>
          </table:table-cell>
          <table:table-cell table:style-name="Table1.D1" office:value-type="string">
            <text:p text:style-name="P2">Reduce </text:p>
            <text:p text:style-name="P2">k3 v3</text:p>
            <text:p text:style-name="P2">string int</text:p>
            <text:p text:style-name="P2">word total apperance</text:p>
          </table:table-cell>
        </table:table-row>
        <table:table-row>
          <table:table-cell table:style-name="Table1.A2" office:value-type="string">
            <text:p text:style-name="P3"><text:span text:style-name="T2">1. </text:span>Cat 1Dog1Cat</text:p>
            <text:p text:style-name="P3">–---------------------------<text:line-break/><text:span text:style-name="T2">2. </text:span>Dog 1Dog1Cat</text:p>
            <text:p text:style-name="P3">–---------------------------<text:line-break/><text:span text:style-name="T2">3. </text:span>Fish 1Dog1Cat</text:p>
            <text:p text:style-name="P4">–---------------------------<text:line-break/><text:span text:style-name="T2">4.</text:span>Sheep 1Dog1Cat</text:p>
            <text:p text:style-name="P3">–---------------------------</text:p>
            <text:p text:style-name="P4"><text:span text:style-name="T2">5.</text:span>Cat 1Fish1Sheep</text:p>
            <text:p text:style-name="P4">–---------------------------<text:line-break/><text:span text:style-name="T2">6.</text:span>Dog 1Fish1Sheep</text:p>
            <text:p text:style-name="P4">–---------------------------<text:line-break/><text:span text:style-name="T2">7.</text:span>Fish 1Fish1Sheep</text:p>
            <text:p text:style-name="P4">–---------------------------<text:line-break/><text:span text:style-name="T2">8.</text:span>Sheep 1Fish1Sheep</text:p>
            <text:p text:style-name="P3">–---------------------------</text:p>
            <text:p text:style-name="P4"><text:span text:style-name="T2">9.</text:span>Cat 3Fish3Sheep</text:p>
            <text:p text:style-name="P4">–---------------------------<text:line-break/><text:span text:style-name="T2">10.</text:span>Dog 3Fish3Sheep</text:p>
            <text:p text:style-name="P4">–---------------------------<text:line-break/><text:span text:style-name="T2">11.</text:span>Fish 3Fish3Sheep</text:p>
            <text:p text:style-name="P4">–---------------------------<text:line-break/><text:span text:style-name="T2">12.</text:span>Sheep 3Fish3Sheep</text:p>
            <text:p text:style-name="P3">–---------------------------</text:p>
            <text:p text:style-name="P4"><text:span text:style-name="T2">13.</text:span>Cat 5Fish3Dog4Sheep3Cat</text:p>
            <text:p text:style-name="P4">–---------------------------<text:line-break/><text:span text:style-name="T2">14.</text:span>Dog 5Fish3Dog4Sheep3Cat</text:p>
            <text:p text:style-name="P4">–---------------------------<text:line-break/><text:span text:style-name="T2">15.</text:span>Fish 5Fish3Dog4Sheep3Cat</text:p>
            <text:p text:style-name="P4">–---------------------------<text:line-break/><text:span text:style-name="T2">16.</text:span>Sheep 5Fish3Dog4Sheep3Cat</text:p>
            <text:p text:style-name="P3">–---------------------------</text:p>
            <text:p text:style-name="P9"><text:span text:style-name="T2">17.</text:span>Cat 8Dog2Cat1Fish</text:p>
            <text:p text:style-name="P9">–---------------------------<text:line-break/><text:span text:style-name="T2">18.</text:span>Dog 8Dog2Cat1Fish</text:p>
            <text:p text:style-name="P9">–---------------------------<text:line-break/><text:span text:style-name="T2">19.</text:span>Fish 8Dog2Cat1Fish</text:p>
            <text:p text:style-name="P9">–---------------------------<text:line-break/><text:span text:style-name="T2">20.</text:span>Sheep 8Dog2Cat1Fish</text:p>
          </table:table-cell>
          <table:table-cell table:style-name="Table1.A2" office:value-type="string">
            <text:p text:style-name="P4"><text:span text:style-name="T2">1. cat 1</text:span></text:p>
            <text:p text:style-name="P4">–---------------------------<text:line-break/><text:span text:style-name="T2">2. dog 1</text:span></text:p>
            <text:p text:style-name="P4">–---------------------------<text:line-break/><text:span text:style-name="T2">3. </text:span></text:p>
            <text:p text:style-name="P4">–---------------------------<text:line-break/><text:span text:style-name="T2">4.</text:span></text:p>
            <text:p text:style-name="P4">–---------------------------</text:p>
            <text:p text:style-name="P4"><text:span text:style-name="T2">5.</text:span></text:p>
            <text:p text:style-name="P4">–---------------------------<text:line-break/><text:span text:style-name="T2">6.</text:span></text:p>
            <text:p text:style-name="P4">–---------------------------<text:line-break/><text:span text:style-name="T2">7. fish 1</text:span></text:p>
            <text:p text:style-name="P4">–---------------------------<text:line-break/><text:span text:style-name="T2">8. sheep 1</text:span></text:p>
            <text:p text:style-name="P4">–---------------------------</text:p>
            <text:p text:style-name="P4"><text:span text:style-name="T2">9.</text:span></text:p>
            <text:p text:style-name="P4">–---------------------------<text:line-break/><text:span text:style-name="T2">10.</text:span></text:p>
            <text:p text:style-name="P4">–---------------------------<text:line-break/><text:span text:style-name="T2">11. fish 1,fish 1,fish 1</text:span></text:p>
            <text:p text:style-name="P5">–---------------------------<text:line-break/><text:span text:style-name="T2">12. sheep 1, sheep 1, sheep 1</text:span></text:p>
            <text:p text:style-name="P4">–---------------------------</text:p>
            <text:p text:style-name="P4"><text:span text:style-name="T2">13. cat 1 ,cat 1 ,cat 1</text:span></text:p>
            <text:p text:style-name="P6">–---------------------------<text:line-break/><text:span text:style-name="T2">14. dog 1 , dog 1 , dog 1</text:span></text:p>
            <text:p text:style-name="P7">–---------------------------<text:line-break/><text:span text:style-name="T2">15. fish 1, fish 1, fish 1, fish 1, fish 1,</text:span></text:p>
            <text:p text:style-name="P8">–---------------------------<text:line-break/><text:span text:style-name="T2">16. sheep 1, sheep 1, sheep 1, sheep 1</text:span></text:p>
            <text:p text:style-name="P4">–---------------------------</text:p>
            <text:p text:style-name="P9"><text:span text:style-name="T2">17. cat 1 cat 1</text:span></text:p>
            <text:p text:style-name="P10">–---------------------------<text:line-break/><text:span text:style-name="T2">18.dog 1, dog 1, dog 1, dog 1, dog <text:s/>1,</text:span></text:p>
            <text:p text:style-name="P10"><text:s text:c="4"/><text:span text:style-name="T3">dog <text:s/>1,dog 1 , dog 1</text:span></text:p>
            <text:p text:style-name="P9">–---------------------------<text:line-break/><text:span text:style-name="T2">19. fish 1</text:span></text:p>
            <text:p text:style-name="P9">–---------------------------<text:line-break/><text:span text:style-name="T2">20.</text:span></text:p>
          </table:table-cell>
          <table:table-cell table:style-name="Table1.A2" office:value-type="string">
            <text:p text:style-name="P2">Cat [1,1,...1]x6</text:p>
            <text:p text:style-name="P2">dog [1,1,...1]x12</text:p>
            <text:p text:style-name="P2">fish [1,1..1]x10</text:p>
            <text:p text:style-name="P2">sheep [1,1.1]x8</text:p>
            <text:p text:style-name="P2"/>
            <text:p text:style-name="P2"/>
          </table:table-cell>
          <table:table-cell table:style-name="Table1.D2" office:value-type="string">
            <text:p text:style-name="P2">Cat 6</text:p>
            <text:p text:style-name="P2">dog 12<text:line-break/>fish 10<text:line-break/>sheep 8</text:p>
            <text:p text:style-name="P2"/>
            <text:p text:style-name="P2">* <text:span text:style-name="T1">soreted by &lt; op 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tan Nir</meta:initial-creator>
    <meta:creation-date>2016-04-06T19:45:56.739235357</meta:creation-date>
    <dc:date>2016-04-06T20:18:03.262313480</dc:date>
    <dc:creator>Dotan Nir</dc:creator>
    <meta:editing-duration>PT20M17S</meta:editing-duration>
    <meta:editing-cycles>10</meta:editing-cycles>
    <meta:generator>LibreOffice/4.4.5.2$Linux_X86_64 LibreOffice_project/40m0$Build-2</meta:generator>
    <meta:document-statistic meta:table-count="1" meta:image-count="0" meta:object-count="0" meta:page-count="1" meta:paragraph-count="69" meta:word-count="228" meta:character-count="2118" meta:non-whitespace-character-count="1945"/>
  </office:meta>
</office:document-meta>
</file>